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note">
      <style:paragraph-properties fo:margin-left="0cm" fo:margin-right="0cm" fo:text-indent="0cm" style:auto-text-indent="false"/>
    </style:style>
    <style:style style:name="P2" style:family="paragraph" style:parent-style-name="Text_20_body" style:list-style-name="L1">
      <style:text-properties officeooo:rsid="00148fd1" officeooo:paragraph-rsid="00148fd1"/>
    </style:style>
    <style:style style:name="P3" style:family="paragraph" style:parent-style-name="Text_20_body">
      <style:text-properties fo:font-weight="bold" officeooo:rsid="00148fd1" officeooo:paragraph-rsid="00148fd1" style:font-weight-asian="bold" style:font-weight-complex="bold"/>
    </style:style>
    <style:style style:name="P4" style:family="paragraph" style:parent-style-name="Text_20_body">
      <style:text-properties fo:font-weight="bold" officeooo:rsid="00148fd1" officeooo:paragraph-rsid="00152060" style:font-weight-asian="bold" style:font-weight-complex="bold"/>
    </style:style>
    <style:style style:name="P5" style:family="paragraph" style:parent-style-name="Text_20_body">
      <style:text-properties fo:font-weight="bold" officeooo:rsid="00152060" officeooo:paragraph-rsid="00152060" style:font-weight-asian="bold" style:font-weight-complex="bold"/>
    </style:style>
    <style:style style:name="P6" style:family="paragraph" style:parent-style-name="Text_20_body" style:list-style-name="L2">
      <style:text-properties fo:font-weight="normal" officeooo:rsid="00148fd1" officeooo:paragraph-rsid="00148fd1" style:font-weight-asian="normal" style:font-weight-complex="normal"/>
    </style:style>
    <style:style style:name="P7" style:family="paragraph" style:parent-style-name="Text_20_body">
      <style:text-properties fo:font-weight="normal" officeooo:rsid="00148fd1" officeooo:paragraph-rsid="00148fd1" style:font-weight-asian="normal" style:font-weight-complex="normal"/>
    </style:style>
    <style:style style:name="P8" style:family="paragraph" style:parent-style-name="Text_20_body" style:list-style-name="L3">
      <style:text-properties fo:font-weight="normal" officeooo:rsid="00148fd1" officeooo:paragraph-rsid="00148fd1" style:font-weight-asian="normal" style:font-weight-complex="normal"/>
    </style:style>
    <style:style style:name="P9" style:family="paragraph" style:parent-style-name="Text_20_body" style:list-style-name="L4">
      <style:text-properties fo:font-weight="normal" officeooo:rsid="00148fd1" officeooo:paragraph-rsid="00152060" style:font-weight-asian="normal" style:font-weight-complex="normal"/>
    </style:style>
    <style:style style:name="P10" style:family="paragraph" style:parent-style-name="Text_20_body" style:list-style-name="L5">
      <style:text-properties fo:font-weight="normal" officeooo:rsid="00148fd1" officeooo:paragraph-rsid="00148fd1" style:font-weight-asian="normal" style:font-weight-complex="normal"/>
    </style:style>
    <style:style style:name="P11" style:family="paragraph" style:parent-style-name="Text_20_body" style:list-style-name="L6">
      <style:text-properties fo:font-weight="normal" officeooo:rsid="00148fd1" officeooo:paragraph-rsid="00148fd1" style:font-weight-asian="normal" style:font-weight-complex="normal"/>
    </style:style>
    <style:style style:name="P12" style:family="paragraph" style:parent-style-name="Text_20_body" style:list-style-name="L7">
      <style:text-properties fo:font-weight="normal" officeooo:rsid="00148fd1" officeooo:paragraph-rsid="00148fd1" style:font-weight-asian="normal" style:font-weight-complex="normal"/>
    </style:style>
    <style:style style:name="P13" style:family="paragraph" style:parent-style-name="Text_20_body" style:list-style-name="L9">
      <style:text-properties fo:font-weight="normal" officeooo:rsid="00148fd1" officeooo:paragraph-rsid="00161d77" style:font-weight-asian="normal" style:font-weight-complex="normal"/>
    </style:style>
    <style:style style:name="P14" style:family="paragraph" style:parent-style-name="Text_20_body" style:list-style-name="L3">
      <style:text-properties fo:font-weight="normal" officeooo:rsid="00152060" officeooo:paragraph-rsid="00152060" style:font-weight-asian="normal" style:font-weight-complex="normal"/>
    </style:style>
    <style:style style:name="P15" style:family="paragraph" style:parent-style-name="Text_20_body" style:list-style-name="L4">
      <style:text-properties fo:font-weight="normal" officeooo:rsid="00152060" officeooo:paragraph-rsid="00152060" style:font-weight-asian="normal" style:font-weight-complex="normal"/>
    </style:style>
    <style:style style:name="P16" style:family="paragraph" style:parent-style-name="Text_20_body" style:list-style-name="L9">
      <style:text-properties fo:font-weight="normal" officeooo:rsid="00152060" officeooo:paragraph-rsid="00152060" style:font-weight-asian="normal" style:font-weight-complex="normal"/>
    </style:style>
    <style:style style:name="P17" style:family="paragraph" style:parent-style-name="Text_20_body" style:list-style-name="L10">
      <style:text-properties fo:font-weight="normal" officeooo:rsid="00152060" officeooo:paragraph-rsid="00152060" style:font-weight-asian="normal" style:font-weight-complex="normal"/>
    </style:style>
    <style:style style:name="P18" style:family="paragraph" style:parent-style-name="Text_20_body" style:list-style-name="L7">
      <style:text-properties fo:font-weight="normal" officeooo:rsid="00161d77" officeooo:paragraph-rsid="00161d77" style:font-weight-asian="normal" style:font-weight-complex="normal"/>
    </style:style>
    <style:style style:name="P19" style:family="paragraph" style:parent-style-name="Text_20_body" style:list-style-name="L12">
      <style:text-properties fo:font-weight="normal" officeooo:rsid="00161d77" officeooo:paragraph-rsid="00161d77" style:font-weight-asian="normal" style:font-weight-complex="normal"/>
    </style:style>
    <style:style style:name="P20" style:family="paragraph" style:parent-style-name="Text_20_body" style:list-style-name="L13">
      <style:text-properties fo:font-weight="normal" officeooo:rsid="001781f0" officeooo:paragraph-rsid="001781f0" style:font-weight-asian="normal" style:font-weight-complex="normal"/>
    </style:style>
    <style:style style:name="P21" style:family="paragraph" style:parent-style-name="Title">
      <style:text-properties officeooo:rsid="00148fd1" officeooo:paragraph-rsid="00148fd1"/>
    </style:style>
    <style:style style:name="T1" style:family="text">
      <style:text-properties officeooo:rsid="00161d77"/>
    </style:style>
    <style:style style:name="T2" style:family="text">
      <style:text-properties officeooo:rsid="001781f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Mentor_tree</text:p>
      <text:p text:style-name="P3">** <text:span text:style-name="T2">Roushan lale : - </text:span></text:p>
      <text:list xml:id="list3651833070" text:style-name="L13">
        <text:list-item>
          <text:p text:style-name="P20">Bhumesh kewat</text:p>
        </text:list-item>
        <text:list-item>
          <text:p text:style-name="P20">Aniket Tiwari</text:p>
        </text:list-item>
        <text:list-item>
          <text:p text:style-name="P20">Akash gaoupale</text:p>
        </text:list-item>
      </text:list>
      <text:p text:style-name="P3">**Akash Goupale <text:s/>: -</text:p>
      <text:list xml:id="list927969973" text:style-name="L1">
        <text:list-item>
          <text:p text:style-name="P2">chhotu kumar</text:p>
        </text:list-item>
        <text:list-item>
          <text:p text:style-name="P2">khaja </text:p>
        </text:list-item>
      </text:list>
      <text:p text:style-name="P3">**Aniket tiwari : - </text:p>
      <text:list xml:id="list402375494" text:style-name="L3">
        <text:list-item>
          <text:p text:style-name="P8">Rahul</text:p>
        </text:list-item>
        <text:list-item>
          <text:p text:style-name="P14">Neeraj</text:p>
        </text:list-item>
      </text:list>
      <text:p text:style-name="P3">**Bhumesh kewat : -</text:p>
      <text:list xml:id="list3000049108" text:style-name="L2">
        <text:list-item>
          <text:p text:style-name="P6">Abhijeet senapati</text:p>
        </text:list-item>
        <text:list-item>
          <text:p text:style-name="P6">Vishal chauhan</text:p>
        </text:list-item>
      </text:list>
      <text:p text:style-name="P3">** chhotu Kumar : - </text:p>
      <text:list xml:id="list618262545" text:style-name="L5">
        <text:list-item>
          <text:p text:style-name="P10">Jaideep Sharma</text:p>
        </text:list-item>
        <text:list-item>
          <text:p text:style-name="P10">Giriraj</text:p>
        </text:list-item>
      </text:list>
      <text:p text:style-name="P3">**Giribabu(Prem) : -</text:p>
      <text:list xml:id="list916896795" text:style-name="L6">
        <text:list-item>
          <text:p text:style-name="P11">Ankit <text:note text:id="ftn0" text:note-class="footnote"><text:note-citation>1</text:note-citation><text:note-body><text:p text:style-name="P1"/></text:note-body></text:note></text:p>
        </text:list-item>
        <text:list-item>
          <text:p text:style-name="P11"><text:s/>Ajay meena </text:p>
        </text:list-item>
      </text:list>
      <text:p text:style-name="P3">**Ravindra Verma : -</text:p>
      <text:list xml:id="list1569491235" text:style-name="L7">
        <text:list-item>
          <text:p text:style-name="P12">Jagdish bhatt</text:p>
        </text:list-item>
        <text:list-item>
          <text:p text:style-name="P18">Pawan channe</text:p>
        </text:list-item>
      </text:list>
      <text:p text:style-name="P4">** Raja kumar : - </text:p>
      <text:list xml:id="list1020995083" text:style-name="L4">
        <text:list-item>
          <text:p text:style-name="P9">Om jee paal </text:p>
        </text:list-item>
        <text:list-item>
          <text:p text:style-name="P15">V<text:span text:style-name="T1">aibhav deshmmukh </text:span></text:p>
        </text:list-item>
      </text:list>
      <text:p text:style-name="P7"/>
      <text:p text:style-name="P5">** Khaja <text:s/>: -</text:p>
      <text:list xml:id="list906779830" text:style-name="L9">
        <text:list-item>
          <text:p text:style-name="P13">Nitin pandey</text:p>
        </text:list-item>
        <text:list-item>
          <text:p text:style-name="P16"><text:soft-page-break/>Shreyansh verna</text:p>
        </text:list-item>
      </text:list>
      <text:p text:style-name="P5">**Ram Ashish : -</text:p>
      <text:list xml:id="list1514496353" text:style-name="L10">
        <text:list-item>
          <text:p text:style-name="P17">shekh mazher</text:p>
        </text:list-item>
        <text:list-item>
          <text:p text:style-name="P17"/>
        </text:list-item>
      </text:list>
      <text:p text:style-name="P5">** <text:span text:style-name="T1">Mahendra kumawat :-</text:span></text:p>
      <text:list xml:id="list1212373893" text:style-name="L12">
        <text:list-item>
          <text:p text:style-name="P19">Bansi </text:p>
        </text:list-item>
        <text:list-item>
          <text:p text:style-name="P19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7T14:42:19.615741578</meta:creation-date>
    <dc:date>2022-07-27T15:30:57.897921498</dc:date>
    <meta:editing-duration>PT6M26S</meta:editing-duration>
    <meta:editing-cycles>1</meta:editing-cycles>
    <meta:document-statistic meta:table-count="0" meta:image-count="0" meta:object-count="0" meta:page-count="2" meta:paragraph-count="35" meta:word-count="108" meta:character-count="505" meta:non-whitespace-character-count="441"/>
    <meta:generator>LibreOffice/6.4.7.2$Linux_X86_64 LibreOffice_project/40$Build-2</meta:generator>
  </office:meta>
</office:document-meta>
</file>